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3" style:family="paragraph" style:parent-style-name="Text_20_body">
      <style:paragraph-properties fo:margin-left="0cm" fo:margin-right="0cm" fo:text-indent="0.018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5" style:family="paragraph" style:parent-style-name="Text_20_body">
      <style:paragraph-properties fo:margin-left="0cm" fo:margin-right="0cm" fo:text-indent="0.018cm" style:auto-text-indent="false"/>
      <style:text-properties officeooo:paragraph-rsid="0021bea5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6" style:family="paragraph" style:parent-style-name="Text_20_body">
      <style:paragraph-properties fo:margin-left="0cm" fo:margin-right="0cm" fo:text-indent="0.018cm" style:auto-text-indent="false"/>
      <style:text-properties officeooo:paragraph-rsid="0025a817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7" style:family="paragraph" style:parent-style-name="Text_20_body">
      <style:text-properties fo:color="#ff0000" loext:opacity="100%" fo:font-size="18pt" fo:language="hu" fo:country="HU" fo:font-weight="bold" officeooo:rsid="001b0491" officeooo:paragraph-rsid="001b0491" style:font-size-asian="15.75pt" style:font-weight-asian="bold" style:font-size-complex="18pt" style:font-weight-complex="bold"/>
    </style:style>
    <style:style style:name="P8" style:family="paragraph" style:parent-style-name="Text_20_body">
      <style:paragraph-properties fo:margin-left="0cm" fo:margin-right="0cm" fo:text-indent="0.018cm" style:auto-text-indent="false"/>
      <style:text-properties fo:color="#ff0000" loext:opacity="100%" fo:language="hu" fo:country="HU" officeooo:rsid="001e8a54" officeooo:paragraph-rsid="001e8a54"/>
    </style:style>
    <style:style style:name="P9" style:family="paragraph" style:parent-style-name="Text_20_body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color="#ff0000" loext:opacity="100%" fo:language="hu" fo:country="HU" officeooo:rsid="001e8a54" officeooo:paragraph-rsid="001e8a5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hu" fo:country="HU" officeooo:rsid="001ff052" officeooo:paragraph-rsid="001ff052"/>
    </style:style>
    <style:style style:name="P11" style:family="paragraph" style:parent-style-name="Text_20_body">
      <style:paragraph-properties fo:margin-left="0cm" fo:margin-right="0cm" fo:text-indent="0.018cm" style:auto-text-indent="false"/>
      <style:text-properties fo:color="#ff0000" loext:opacity="100%" fo:language="hu" fo:country="HU" officeooo:rsid="00236aca" officeooo:paragraph-rsid="00236aca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hu" fo:country="HU" officeooo:rsid="0024b145" officeooo:paragraph-rsid="0024b145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13" style:family="paragraph" style:parent-style-name="Text_20_body">
      <style:paragraph-properties fo:margin-left="0cm" fo:margin-right="0cm" fo:text-indent="0.018cm" style:auto-text-indent="false"/>
      <style:text-properties fo:color="#ff0000" loext:opacity="100%" fo:language="hu" fo:country="HU" officeooo:rsid="0024b145" officeooo:paragraph-rsid="0024b145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14" style:family="paragraph" style:parent-style-name="Text_20_body">
      <style:paragraph-properties fo:margin-left="0cm" fo:margin-right="0cm" fo:text-indent="0.018cm" style:auto-text-indent="false"/>
      <style:text-properties fo:color="#ff0000" loext:opacity="100%" fo:language="hu" fo:country="HU" officeooo:rsid="0025a817" officeooo:paragraph-rsid="0025a817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15" style:family="paragraph" style:parent-style-name="Text_20_body">
      <style:paragraph-properties fo:margin-left="0cm" fo:margin-right="0cm" fo:text-indent="0.018cm" style:auto-text-indent="false"/>
      <style:text-properties fo:color="#ff0000" loext:opacity="100%" fo:language="hu" fo:country="HU" officeooo:rsid="002c88c9" officeooo:paragraph-rsid="002c88c9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hu" fo:country="HU" officeooo:rsid="002c88c9" officeooo:paragraph-rsid="002c88c9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hu" fo:country="HU" officeooo:rsid="00331d3f" officeooo:paragraph-rsid="00331d3f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hu" fo:country="HU" officeooo:rsid="00337df8" officeooo:paragraph-rsid="00337df8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19" style:family="paragraph" style:parent-style-name="Text_20_body">
      <style:paragraph-properties fo:margin-left="0cm" fo:margin-right="0cm" fo:text-indent="0.018cm" style:auto-text-indent="false"/>
      <style:text-properties fo:color="#ff0000" loext:opacity="100%" fo:language="hu" fo:country="HU" officeooo:rsid="00350048" officeooo:paragraph-rsid="00350048"/>
    </style:style>
    <style:style style:name="P20" style:family="paragraph" style:parent-style-name="Text_20_body">
      <style:paragraph-properties fo:margin-left="0cm" fo:margin-right="0cm" fo:text-indent="0.018cm" style:auto-text-indent="false"/>
      <style:text-properties fo:color="#ff0000" loext:opacity="100%" officeooo:rsid="0026f404" officeooo:paragraph-rsid="0026f404"/>
    </style:style>
    <style:style style:name="P21" style:family="paragraph" style:parent-style-name="Text_20_body">
      <style:paragraph-properties fo:margin-left="0cm" fo:margin-right="0cm" fo:text-indent="0.018cm" style:auto-text-indent="false"/>
      <style:text-properties fo:color="#ff0000" loext:opacity="100%" officeooo:rsid="00290783" officeooo:paragraph-rsid="00290783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22" style:family="paragraph" style:parent-style-name="Text_20_body">
      <style:paragraph-properties fo:margin-left="0cm" fo:margin-right="0cm" fo:text-indent="0.018cm" style:auto-text-indent="false"/>
      <style:text-properties fo:color="#ff0000" loext:opacity="100%" officeooo:rsid="00296a90" officeooo:paragraph-rsid="00296a90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ff0000" loext:opacity="100%" officeooo:rsid="002ce763" officeooo:paragraph-rsid="002ce763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ff0000" loext:opacity="100%" officeooo:rsid="002e1de3" officeooo:paragraph-rsid="002e1de3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ff0000" loext:opacity="100%" officeooo:rsid="002e7269" officeooo:paragraph-rsid="002e7269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26" style:family="paragraph" style:parent-style-name="Text_20_body">
      <style:paragraph-properties fo:margin-left="0cm" fo:margin-right="0cm" fo:text-indent="0.018cm" style:auto-text-indent="false"/>
      <style:text-properties officeooo:paragraph-rsid="0021bea5"/>
    </style:style>
    <style:style style:name="P27" style:family="paragraph" style:parent-style-name="Text_20_body">
      <style:paragraph-properties fo:margin-left="0cm" fo:margin-right="0cm" fo:text-indent="0.018cm" style:auto-text-indent="false"/>
      <style:text-properties officeooo:paragraph-rsid="0026f404"/>
    </style:style>
    <style:style style:name="P28" style:family="paragraph" style:parent-style-name="Standard">
      <style:text-properties fo:color="#ff0000" loext:opacity="100%" officeooo:rsid="00375dc9" officeooo:paragraph-rsid="00375dc9"/>
    </style:style>
    <style:style style:name="P29" style:family="paragraph" style:parent-style-name="Text_20_body" style:list-style-name="L1">
      <style:paragraph-properties fo:margin-left="0cm" fo:margin-right="0cm" fo:text-indent="0cm" style:auto-text-indent="false"/>
    </style:style>
    <style:style style:name="P30" style:family="paragraph" style:parent-style-name="Text_20_body" style:list-style-name="L1">
      <style:paragraph-properties fo:margin-left="0cm" fo:margin-right="0cm" fo:text-indent="0.018cm" style:auto-text-indent="false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fo:color="#ff0000" loext:opacity="100%" fo:language="hu" fo:country="HU" officeooo:rsid="001cd5a4" officeooo:paragraph-rsid="001cd5a4"/>
    </style:style>
    <style:style style:name="P32" style:family="paragraph" style:parent-style-name="Text_20_body" style:list-style-name="L1">
      <loext:graphic-properties draw:fill="none"/>
      <style:paragraph-properties fo:margin-left="-0.199cm" fo:margin-right="0cm" fo:margin-top="0cm" fo:margin-bottom="0.247cm" style:contextual-spacing="false" fo:line-height="115%" fo:text-indent="0cm" style:auto-text-indent="false" fo:background-color="transparent"/>
      <style:text-properties fo:color="#ff0000" loext:opacity="100%" fo:language="hu" fo:country="HU" officeooo:rsid="001e8a54" officeooo:paragraph-rsid="001e8a54"/>
    </style:style>
    <style:style style:name="P33" style:family="paragraph" style:parent-style-name="Text_20_body" style:list-style-name="L1">
      <style:paragraph-properties fo:margin-left="0cm" fo:margin-right="0cm" fo:text-indent="0.018cm" style:auto-text-indent="false"/>
      <style:text-properties fo:color="#ff0000" loext:opacity="100%" fo:language="hu" fo:country="HU" officeooo:rsid="001e8a54" officeooo:paragraph-rsid="001e8a54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hu" fo:country="HU" officeooo:rsid="002fda8a" officeooo:paragraph-rsid="002fda8a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hu" fo:country="HU" officeooo:rsid="00314025" officeooo:paragraph-rsid="00314025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color="#ff0000" loext:opacity="100%" fo:language="hu" fo:country="HU" officeooo:rsid="0032b5be" officeooo:paragraph-rsid="0032b5be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37" style:family="paragraph" style:parent-style-name="Text_20_body" style:list-style-name="L1" style:master-page-name="">
      <loext:graphic-properties draw:fill="none"/>
      <style:paragraph-properties fo:margin-left="-0.199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T1" style:family="text"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" style:family="text">
      <style:text-properties loext:padding="0cm" loext:border="none"/>
    </style:style>
    <style:style style:name="T3" style:family="text">
      <style:text-properties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6" style:family="text">
      <style:text-properties style:text-underline-style="none"/>
    </style:style>
    <style:style style:name="T7" style:family="text">
      <style:text-properties style:text-underline-style="none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8" style:family="text">
      <style:text-properties fo:color="#ff0000" loext:opacity="100%" fo:language="hu" fo:country="HU" officeooo:rsid="0021bea5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9" style:family="text">
      <style:text-properties officeooo:rsid="002720f4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anage your projects</text:h>
      <text:p text:style-name="P7">Kezeld a projektjeidet</text:p>
      <text:list text:style-name="L1">
        <text:list-item>
          <text:p text:style-name="P29">Translation projects are just folders containing files. You can create a new project for each new job, or you can add new source files to an existing project at any time.</text:p>
        </text:list-item>
        <text:list-item>
          <text:p text:style-name="P31">A fordítási projektek csupán állományokat tartalmazó mappák. Minden egyes fordításhoz létrehozhatsz egy új projektet, vagy bármikor hozzáadhatsz forrásállományokat egy létező projekthez.</text:p>
        </text:list-item>
        <text:list-item>
          <text:p text:style-name="P37">You can access and modify the project settings using <text:a xlink:type="simple" xlink:href="https://omegat.sourceforge.io/manual-standard/en/chapter.menus.html#menus.project" text:style-name="Internet_20_link" text:visited-style-name="Visited_20_Internet_20_Link">Project </text:a><text:a xlink:type="simple" xlink:href="https://omegat.sourceforge.io/manual-standard/en/chapter.menus.html#menus.project.properties" text:style-name="Internet_20_link" text:visited-style-name="Visited_20_Internet_20_Link">Properties... <text:span text:style-name="Strong_20_Emphasis"><text:span text:style-name="T1">C</text:span></text:span>+<text:span text:style-name="Strong_20_Emphasis"><text:span text:style-name="T2">E</text:span></text:span> </text:a>. To see the list of files in the project, use <text:a xlink:type="simple" xlink:href="https://omegat.sourceforge.io/manual-standard/en/chapter.menus.html#menus.project.source.files.list" text:style-name="Internet_20_link" text:visited-style-name="Visited_20_Internet_20_Link">Source Files... <text:span text:style-name="Strong_20_Emphasis"><text:span text:style-name="T1">C</text:span></text:span>+<text:span text:style-name="Strong_20_Emphasis"><text:span text:style-name="T2">L</text:span></text:span> </text:a>from the same menu. You can access the contents of all resources at any time with the <text:a xlink:type="simple" xlink:href="https://omegat.sourceforge.io/manual-standard/en/chapter.menus.html#menus.project.access.project.contents" text:style-name="Internet_20_link" text:visited-style-name="Visited_20_Internet_20_Link">Access Project Contents </text:a>option.</text:p>
        </text:list-item>
        <text:list-item>
          <text:p text:style-name="P32">A projekt beállításai elérheted és módosíthatod a <text:span text:style-name="T4">Projekt – Tulajdonságok</text:span> menüből vagy a Ctrl+E billentyűkombináció segítségével. A projektben levő állományok listájának megtekintéséhez használd ugyanannak a menünek a <text:span text:style-name="T4">Forrásállományok</text:span><text:span text:style-name="T6"> parancsát, vagy a Ctrl+L billentyűkombinációt. Bármikor elérheted bármelyik erőforrás teljes tartalmát a </text:span><text:span text:style-name="T4">Projekttartalom elérése</text:span><text:span text:style-name="T6"> parancs segítségével. </text:span></text:p>
        </text:list-item>
        <text:list-item>
          <text:p text:style-name="P30">Every time you create the translated files (see <text:a xlink:type="simple" xlink:href="https://omegat.sourceforge.io/manual-standard/en/chapter.instant.start.guide.html#introduction.generate.the.translated.file" text:style-name="Internet_20_link" text:visited-style-name="Visited_20_Internet_20_Link">Create the translated files</text:a>, above), OmegaT creates three translation memories that contain the state of the translation of the files currently in the <text:a xlink:type="simple" xlink:href="https://omegat.sourceforge.io/manual-standard/en/chapter.project.folder.html#project.folder.source" text:style-name="Internet_20_link" text:visited-style-name="Visited_20_Internet_20_Link">source</text:a> folder. See the <text:a xlink:type="simple" xlink:href="https://omegat.sourceforge.io/manual-standard/en/chapter.windows.and.dialogs.html#dialogs.project.properties.file.locations.exported.tms" text:style-name="Internet_20_link" text:visited-style-name="Visited_20_Internet_20_Link"><text:span text:style-name="Source_20_Text">Exported translation memories folder</text:span> </text:a>section for details.</text:p>
        </text:list-item>
        <text:list-item>
          <text:p text:style-name="P33">Minden egyes alkalommal, amikor létrehozol egy lefordított állományt (lásd fentebb a <text:span text:style-name="T4">Lefordított állományok létrehozását</text:span><text:span text:style-name="T6">), az OmegaT létrehoz egy fordítómemóriát, amelyik tartalmazza a source mappában levő állomány lefordításának jelenlegi állapotát. Részletekért lásd az </text:span><text:span text:style-name="T4">Exportált fordítómemóriák mappa</text:span><text:span text:style-name="T6"> című szócikket.</text:span></text:p>
        </text:list-item>
      </text:list>
      <text:h text:style-name="P2" text:outline-level="2">A shortcut based workflow</text:h>
      <text:p text:style-name="P9">Lendületes munkamenet billentyűkombinációk segítségével</text:p>
      <text:p text:style-name="P3">Remembering the main editing and navigation shortcuts (or <text:a xlink:type="simple" xlink:href="https://omegat.sourceforge.io/manual-standard/en/chapter.appendices.html#app.shortcuts.customization" text:style-name="Internet_20_link" text:visited-style-name="Visited_20_Internet_20_Link">modifying them to suit your needs</text:a>) can help you streamline your work.</text:p>
      <text:p text:style-name="P8">Ha megjegyzed a legfontosabb szerkesztési és navigációs parancsok billentyűkombinációit (vagy ha módosítod őket tetszés szerint) akkor sokkal lendületesebben dolgozhatsz.</text:p>
      <text:p text:style-name="P1">This is best illustrated with an example:</text:p>
      <text:p text:style-name="P10">Egy példa ennek a szemléltetésére:</text:p>
      <text:section text:style-name="Sect1" text:name="example.shortcuts.streamline.workflow">
        <text:p text:style-name="P1">Example 5. Using shortcuts to streamline the translation process</text:p>
        <text:p text:style-name="P10">5 számú példa. Használj billentyűkombinációkat a fordítási folyamat felgyorsítására.</text:p>
        <text:p text:style-name="P5">Picture yourself tasked with translating an updated version of a manual from a previous job.</text:p>
        <text:p text:style-name="P26"><text:soft-page-break/><text:span text:style-name="T3"><text:s/></text:span><text:span text:style-name="T8">Képzeld el, hogy éppen fordítod a fenti kézikönyvnek egy későbbi verzióját egy korábbi munka alapján.</text:span></text:p>
        <text:p text:style-name="P26"><text:span text:style-name="T3">See the </text:span><text:a xlink:type="simple" xlink:href="https://omegat.sourceforge.io/manual-standard/en/chapter.how.to.html#how.to.use.tm.reuse.tm" text:style-name="Internet_20_link" text:visited-style-name="Visited_20_Internet_20_Link"><text:span text:style-name="T3">Reuse TMs</text:span></text:a><text:span text:style-name="T3"> how-to for details.</text:span></text:p>
        <text:p text:style-name="P11"><text:span text:style-name="T3">Lásd a </text:span><text:span text:style-name="T5">TMX-fájlok újrahasznosítása</text:span><text:span text:style-name="T3"> című szócikket részletesebb információkért.</text:span></text:p>
        <text:p text:style-name="P4">Since the first few pages have not changed, your are greeted with a screenful of already translated segments from the previous job's memory upon opening the project.</text:p>
        <text:p text:style-name="P12">Ha az első néhány oldalon nincs változás, akkor egy tucat lefordított szegmens áll a rendelkezésedre az előző fordítás memóriafájlja alapján már a projekt megnyitásának a pillanatában is.</text:p>
        <text:p text:style-name="P3"><text:span text:style-name="T3">Rather than tediously scroll down until you find the first segment to translate, you quickly press </text:span><text:span text:style-name="Strong_20_Emphasis"><text:span text:style-name="T1">C</text:span></text:span><text:span text:style-name="T3">+</text:span><text:span text:style-name="Strong_20_Emphasis"><text:span text:style-name="T2">U</text:span></text:span><text:span text:style-name="T3"> to </text:span><text:a xlink:type="simple" xlink:href="https://omegat.sourceforge.io/manual-standard/en/chapter.menus.html#menus.goto.next.untranslated.segment" text:style-name="Internet_20_link" text:visited-style-name="Visited_20_Internet_20_Link"><text:span text:style-name="T3">jump straight into the action</text:span></text:a><text:span text:style-name="T3"> and start translating. (And do so again each time you reach a large unchanged section.)</text:span></text:p>
        <text:p text:style-name="P13">A legelső lefordítandó szegmenshez való fárasztó, unalmas és időigényes lefelé való görgetés helyett, sokkal egyszerűbb, ha a Ctrl+U billentyűkombinációt használod ahhoz, hogy eljuss az első lefordítandó szegmensig. (És ezt újra megteheted, akárhányszor eléd tárul több tucat változatlan szegmens.)</text:p>
        <text:p text:style-name="P6">A few segments later, you come across a term you should add to the glossary. </text:p>
        <text:p text:style-name="P14">Néhány szegmenssel lejjebb olyan kifejezéssel találkozol, amelyet hozzá akarsz adni a szószedethez.</text:p>
        <text:p text:style-name="P27"><text:span text:style-name="T3">Instead of reaching for the mouse, you unlock the cursor with </text:span><text:a xlink:type="simple" xlink:href="https://omegat.sourceforge.io/manual-standard/en/chapter.panes.html#panes.editor.cursor.lock" text:style-name="Internet_20_link" text:visited-style-name="Visited_20_Internet_20_Link"><text:span text:style-name="Strong_20_Emphasis"><text:span text:style-name="T2">F2</text:span></text:span><text:span text:style-name="T3"> </text:span></text:a><text:span text:style-name="T3">, use the cursor keys and standard system shortcuts to navigate to the term and select it, and then press </text:span><text:span text:style-name="Strong_20_Emphasis"><text:span text:style-name="T1">C</text:span></text:span><text:span text:style-name="T3">+</text:span><text:span text:style-name="Strong_20_Emphasis"><text:span text:style-name="T1">S</text:span></text:span><text:span text:style-name="T3">+</text:span><text:span text:style-name="Strong_20_Emphasis"><text:span text:style-name="T2">G</text:span></text:span><text:span text:style-name="T3"> to </text:span><text:a xlink:type="simple" xlink:href="https://omegat.sourceforge.io/manual-standard/en/chapter.menus.html#menus.edit.create.glossary.entry" text:style-name="Internet_20_link" text:visited-style-name="Visited_20_Internet_20_Link"><text:span text:style-name="T3">call up the glossary entry dialog</text:span></text:a><text:span text:style-name="T3"> to enter the source term. </text:span></text:p>
        <text:p text:style-name="P20"><text:span text:style-name="T3">Kijelölheted az adott kifejezést az egérrel is, de kioldhatod a kurzorzárat az F2 segítségével, a nyilakat ábrázoló billentyűk segítségével elnavigálhatsz az adott kifejezésig, </text:span><text:span text:style-name="T9">é</text:span><text:span text:style-name="T3">s a Shift billentyűt lenyomva tartva a nyilak segítségével is kijelölheted, aztán lenyomhatod a Ctrl+Shift+G billentyűkombinációt, hogy megjelenjen a szószedet szerkesztését lehetővé tevő párbeszédablak.</text:span></text:p>
        <text:p text:style-name="P27"><text:span text:style-name="T3">You then switch back to the editor, lock the cursor again with </text:span><text:a xlink:type="simple" xlink:href="https://omegat.sourceforge.io/manual-standard/en/chapter.panes.html#panes.editor.cursor.lock" text:style-name="Internet_20_link" text:visited-style-name="Visited_20_Internet_20_Link"><text:span text:style-name="Strong_20_Emphasis"><text:span text:style-name="T2">F2</text:span></text:span><text:span text:style-name="T3"> </text:span></text:a><text:span text:style-name="T3">and repeat the process to enter the target term.</text:span></text:p>
        <text:p text:style-name="P21">Ezt követően visszatérhetsz a szerkesztőbe, újra bekapcsolhatod a kurzorzárat az F2 segítségével, és bármikor megismételheted a fenti eljárást, akárhányszor csak szükséged van rá.</text:p>
        <text:p text:style-name="P3"><text:soft-page-break/><text:span text:style-name="T3">You have enabled the </text:span><text:a xlink:type="simple" xlink:href="https://omegat.sourceforge.io/manual-standard/en/chapter.dialogs.preferences.html#dialog.preferences.auto.completion" text:style-name="Internet_20_link" text:visited-style-name="Visited_20_Internet_20_Link"><text:span text:style-name="T3">auto-completion</text:span></text:a><text:span text:style-name="T3"> to automatically display not only history predictions, but also glossary terms, and pre-defined short strings, which can be entered with simple arrow navigation.</text:span></text:p>
        <text:p text:style-name="P22">Engedélyezheted az automatikus kiegészítést, hogy automatikusan megjelenjenek nem csupán az előzmények, hanem a szószedet bejegyzései alapján is létrehozott javaslatok, és az előre meghatározott rövid karaktersorok, amelyeket beszúrhatsz a szövegbe egyszerűen csak a nyilak és az enter segítségével.</text:p>
        <text:p text:style-name="P3"><text:span text:style-name="T3">You then reach a revised section of the text where the </text:span><text:a xlink:type="simple" xlink:href="https://omegat.sourceforge.io/manual-standard/en/chapter.panes.html#panes.fuzzy.matches" text:style-name="Internet_20_link" text:visited-style-name="Visited_20_Internet_20_Link"><text:span text:style-name="T2">Fuzzy Matches</text:span><text:span text:style-name="T3"> </text:span></text:a><text:span text:style-name="T3">pane shows a number of similar segments from the previous job.</text:span></text:p>
        <text:p text:style-name="P15"><text:span text:style-name="T3">Most pedig a szövegnek egy módosított részéhez érsz, ahol a </text:span><text:span text:style-name="T5">Bizonytalan egyezések</text:span><text:span text:style-name="T7"> panel mutat egy sor hasonló szegmenst a korábbi munkák alapján.</text:span></text:p>
        <text:p text:style-name="P1"><text:span text:style-name="T3">After quickly tapping </text:span><text:span text:style-name="Strong_20_Emphasis"><text:span text:style-name="T1">C</text:span></text:span><text:span text:style-name="T3">+</text:span><text:span text:style-name="Strong_20_Emphasis"><text:span text:style-name="T2">I</text:span></text:span><text:span text:style-name="T3"> to insert the match, you make the necessary changes to match the revised text.</text:span></text:p>
        <text:p text:style-name="P16">Miután gyorsan lenyomod a Ctrl+I billentyűkombinációt, hogy beszúrd a találatot, megcsinálod a szükséges módosításokat, hogy megfelelő legyen a fordítás.</text:p>
        <text:p text:style-name="P1"><text:span text:style-name="T3">This continues, with the occasional sequence of </text:span><text:span text:style-name="Strong_20_Emphasis"><text:span text:style-name="T1">C</text:span></text:span><text:span text:style-name="T3">+</text:span><text:span text:style-name="Strong_20_Emphasis"><text:span text:style-name="T2">2</text:span></text:span><text:span text:style-name="T3"> (or other number) followed by </text:span><text:span text:style-name="Strong_20_Emphasis"><text:span text:style-name="T1">C</text:span></text:span><text:span text:style-name="T3">+</text:span><text:span text:style-name="Strong_20_Emphasis"><text:span text:style-name="T2">I</text:span></text:span><text:span text:style-name="T3"> when one of the matches from 2 to 5 is more suitable.</text:span></text:p>
        <text:p text:style-name="P23">Aztán elfogadsz egy alkalmi egyezést a Ctrl+2 (vagy más szám) billentyűkombinációval, aztán Ctrl+I-vel beszűrod az egyezést a kurzor helyére, amikor észreveszed, hogy a 2 és 5 közötti találatok közül az egyik sokkal megfelelőbb.</text:p>
        <text:p text:style-name="P1"><text:span text:style-name="T3">Some segments will require further modification later on, so you use </text:span><text:span text:style-name="Strong_20_Emphasis"><text:span text:style-name="T1">C</text:span></text:span><text:span text:style-name="T3">+</text:span><text:span text:style-name="Strong_20_Emphasis"><text:span text:style-name="T1">A</text:span></text:span><text:span text:style-name="T3">+</text:span><text:span text:style-name="Strong_20_Emphasis"><text:span text:style-name="T2">9</text:span></text:span><text:span text:style-name="T3"> to enter the Notepad pane, leave yourself a note and come back to the Editor pane with </text:span><text:span text:style-name="Strong_20_Emphasis"><text:span text:style-name="T1">C</text:span></text:span><text:span text:style-name="T3">+</text:span><text:span text:style-name="Strong_20_Emphasis"><text:span text:style-name="T1">A</text:span></text:span><text:span text:style-name="T3">+</text:span><text:span text:style-name="Strong_20_Emphasis"><text:span text:style-name="T2">0</text:span></text:span><text:span text:style-name="T3">.</text:span></text:p>
        <text:p text:style-name="P24">Lesznek olyan szegmensek, amelyeket később módosítani kell, ezért használd a Ctrl+Alt+9 billentyűkombinációt, hogy beléphess a megjegyzések panelbe, írd be a megjegyzést, például azt, hogy mit kell majd módosítani ezen a szegmensen, aztán térj vissza a szerkesztő panelbe a Ctrl+Alt+0 billentyűkombináció segítségével.</text:p>
        <text:p text:style-name="P1"><text:span text:style-name="T3">By the time you get near the end of the section, you have also used </text:span><text:span text:style-name="Strong_20_Emphasis"><text:span text:style-name="T1">C</text:span></text:span><text:span text:style-name="T3">+</text:span><text:span text:style-name="Strong_20_Emphasis"><text:span text:style-name="T2">R</text:span></text:span><text:span text:style-name="T3"> once or twice to replace already automatically entered fuzzy matches from the previous translation with better matches from earlier in the current section.</text:span></text:p>
        <text:p text:style-name="P25">Időközben a szöveg vége felé közeledsz, többször is használtad a Ctrl+R billentyűkombinációt, hogy beszúrd a bizonytalan egyezést.</text:p>
        <text:p text:style-name="P1"><text:soft-page-break/><text:span text:style-name="T3">Later on, you come up with a better way to phrase a somewhat thorny expression that had come up earlier, so you select it in the source text, press </text:span><text:span text:style-name="Strong_20_Emphasis"><text:span text:style-name="T1">C</text:span></text:span><text:span text:style-name="T3">+</text:span><text:span text:style-name="Strong_20_Emphasis"><text:span text:style-name="T2">F</text:span></text:span><text:span text:style-name="T3"> </text:span><text:a xlink:type="simple" xlink:href="https://omegat.sourceforge.io/manual-standard/en/chapter.windows.and.dialogs.html#windows.text.search" text:style-name="Internet_20_link" text:visited-style-name="Visited_20_Internet_20_Link"><text:span text:style-name="T3">to find</text:span></text:a><text:span text:style-name="T3"> it, and then use </text:span><text:span text:style-name="Strong_20_Emphasis"><text:span text:style-name="T1">C</text:span></text:span><text:span text:style-name="T3">+</text:span><text:span text:style-name="Strong_20_Emphasis"><text:span text:style-name="T2">J</text:span></text:span><text:span text:style-name="T3"> to immediately jump to that segment from the search dialog.</text:span></text:p>
        <text:p text:style-name="P34">Később eszedbe jut egy elegánsabb változata egy korábban lefordított kifejezésnek, és lenyomod a Ctrl+F billewntyűkombinációt, beírod a szót, hogy rákeressél, és miután megtaláltad, lenyomod a Ctrl+J billentyűkombinációt, hogy a keresőablakból egyenesen a szerkesztendő szegmensbe juss.</text:p>
        <text:p text:style-name="P1"><text:span text:style-name="T3">Since OmegaT has registered your navigation history, you only need to use </text:span><text:span text:style-name="Strong_20_Emphasis"><text:span text:style-name="T1">C</text:span></text:span><text:span text:style-name="T3">+</text:span><text:span text:style-name="Strong_20_Emphasis"><text:span text:style-name="T1">S</text:span></text:span><text:span text:style-name="T3">+</text:span><text:span text:style-name="Strong_20_Emphasis"><text:span text:style-name="T2">J</text:span></text:span><text:span text:style-name="T3"> to immediately continue from where you left off.</text:span></text:p>
        <text:p text:style-name="P35">Mióta az OmegaT megjegyzi navigációs előzményeidet, csupán a Ctrl+Shift+J billentyűkombinációt kell lenyomjad, hogy onnan folytatsd, ahol abbahagytad.</text:p>
        <text:p text:style-name="P1"><text:span text:style-name="T3">You now decide to review the annotated segments. You use </text:span><text:span text:style-name="Strong_20_Emphasis"><text:span text:style-name="T1">C</text:span></text:span><text:span text:style-name="T3">+</text:span><text:span text:style-name="Strong_20_Emphasis"><text:span text:style-name="T2">F</text:span></text:span><text:span text:style-name="T3"> to find them and, in the search window, use </text:span><text:span text:style-name="Strong_20_Emphasis"><text:span text:style-name="T1">C</text:span></text:span><text:span text:style-name="T3">+</text:span><text:span text:style-name="Strong_20_Emphasis"><text:span text:style-name="T2">N</text:span></text:span><text:span text:style-name="T3"> and </text:span><text:span text:style-name="Strong_20_Emphasis"><text:span text:style-name="T1">C</text:span></text:span><text:span text:style-name="T3">+</text:span><text:span text:style-name="Strong_20_Emphasis"><text:span text:style-name="T2">P</text:span></text:span><text:span text:style-name="T3"> to navigate the results. OmegaT synchronizes the Editor contents with the selected result, so you can edit the segments right away.</text:span></text:p>
        <text:p text:style-name="P36">Most pedig eldöntöd, hogy átnézed a megjegyzésekkel ellátott szegmenseket. A Ctrl+F billentyűkombinációt használod, hogy megtaláld őket, majd a Ctrl+N és Ctrl+P billentyűkombinációk segítségével navigálsz a találatok között. Az OmegaT szinkronizálja a Szerkesztő tartalmait a kiválasztott találatokkal, tehát szerkesztheted a szegmenst azonnal.</text:p>
        <text:p text:style-name="P4">Time for a break. As you savour your coffee, you reflect on how much more smoothly you were able to use the various OmegaT functions compared to when you had just gotten started and spent a lot of time clicking through menus.</text:p>
        <text:p text:style-name="P17">Eljött a pihenés ideje. Miközben a kávédat fogyasztod, gondolkodj el rajta, hogy mennyivel könnyebb lenne az OmegaT különböző funkcióinak segítségével dolgozni, mint akkor, amikor elkezdted használni ezt a programot, és eltöltöttél egy csomó időt azzal, hogy klikkelgettél a menükben.</text:p>
        <text:p text:style-name="P4">The smoother workfow, in turn, allowed you to better focus on the translation itself.</text:p>
        <text:p text:style-name="P18">A megkönnyített munkamenet lehetővé teszi számodra, hogy jobban oda tudj figyelni magára a fordításra.</text:p>
        <text:p text:style-name="P3"><text:span text:style-name="T3">At the same time, you realize that during you session, you used the </text:span><text:a xlink:type="simple" xlink:href="https://omegat.sourceforge.io/manual-standard/en/chapter.menus.html#menus.edit" text:style-name="Internet_20_link" text:visited-style-name="Visited_20_Internet_20_Link"><text:span text:style-name="T3">Edit </text:span></text:a><text:a xlink:type="simple" xlink:href="https://omegat.sourceforge.io/manual-standard/en/chapter.menus.html#menus.edit.create.alternative.translation" text:style-name="Internet_20_link" text:visited-style-name="Visited_20_Internet_20_Link"><text:span text:style-name="T3">Create Alternative Translation </text:span></text:a><text:span text:style-name="T3">menu and the cursor keys several times, and decide to </text:span><text:a xlink:type="simple" xlink:href="https://omegat.sourceforge.io/manual-standard/en/chapter.appendices.html#example.shortcut.addition" text:style-name="Internet_20_link" text:visited-style-name="Visited_20_Internet_20_Link"><text:span text:style-name="T3">add a new shortcut</text:span></text:a><text:span text:style-name="T3"> to streamline that part of the process as well.</text:span></text:p>
        <text:p text:style-name="P19"><text:span text:style-name="T3">Ugyanakkor rájössz, hogy munkameneteid során gyakran használtad a Szerkesztés – Alternatív fordítás létrehozása menüt és a nyilakat ábrázoló billentyűket, és eldöntöd, hogy hatékonyabbá </text:span><text:soft-page-break/><text:span text:style-name="T3">fogod tenni a jövőbeli munkádat azáltal, hogy új billentyűkombinációkat fogsz létrehozni a munkamenet gyakran használt bonyolultabb részeinek.</text:span></text:p>
      </text:section>
      <text:p text:style-name="Text_20_body"/>
      <text:p text:style-name="P1">Taking the time to learn the shortcuts for the functions you use often will be well worth your while.</text:p>
      <text:p text:style-name="P28">A gyakran használt funkciók billentyűkombinációinak megtanulása meg fogja hozni a gyümölcsét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07:31:34.889000000</meta:creation-date>
    <dc:date>2023-11-28T11:52:52.256000000</dc:date>
    <meta:editing-duration>PT1H57M23S</meta:editing-duration>
    <meta:editing-cycles>33</meta:editing-cycles>
    <meta:generator>LibreOffice/7.6.2.1$Windows_X86_64 LibreOffice_project/56f7684011345957bbf33a7ee678afaf4d2ba333</meta:generator>
    <meta:document-statistic meta:table-count="0" meta:image-count="0" meta:object-count="0" meta:page-count="5" meta:paragraph-count="56" meta:word-count="1406" meta:character-count="9602" meta:non-whitespace-character-count="8251"/>
  </office:meta>
</office:document-meta>
</file>